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2315a" officeooo:paragraph-rsid="00023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didn’t have time for it :-(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1:47:53.850070410</meta:creation-date>
    <dc:date>2024-01-23T21:49:41.281711085</dc:date>
    <meta:editing-duration>PT1M48S</meta:editing-duration>
    <meta:editing-cycles>1</meta:editing-cycles>
    <meta:document-statistic meta:table-count="0" meta:image-count="0" meta:object-count="0" meta:page-count="1" meta:paragraph-count="1" meta:word-count="7" meta:character-count="29" meta:non-whitespace-character-count="23"/>
    <meta:generator>LibreOffice/7.6.4.1$Linux_X86_64 LibreOffice_project/60$Build-1</meta:generator>
  </office:meta>
</office:document-meta>
</file>